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padding="0cm" fo:border="none"/>
    </style:style>
    <style:style style:name="P2" style:family="paragraph" style:parent-style-name="Standard">
      <style:paragraph-properties loext:contextual-spacing="false" fo:margin-top="0cm" fo:margin-bottom="0cm" fo:padding="0cm" fo:border="none"/>
    </style:style>
    <style:style style:name="P3" style:family="paragraph" style:parent-style-name="Standard">
      <style:paragraph-properties loext:contextual-spacing="false" fo:margin-top="0cm" fo:margin-bottom="0cm" fo:padding="0cm" fo:border="none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/>
    </style:style>
    <style:style style:name="P5" style:family="paragraph" style:parent-style-name="Heading_20_2">
      <style:paragraph-properties loext:contextual-spacing="false" fo:margin-top="0.706cm" fo:margin-bottom="0cm" fo:line-height="100%" fo:text-align="center" style:justify-single-word="false" fo:padding="0cm" fo:border="none"/>
      <style:text-properties style:font-name="Trebuchet MS" fo:font-size="24pt" fo:font-weight="bold" style:font-name-asian="Trebuchet MS1" style:font-size-asian="24pt" style:font-weight-asian="bold" style:font-name-complex="Trebuchet MS1" style:font-size-complex="24pt"/>
    </style:style>
    <style:style style:name="P6" style:family="paragraph" style:parent-style-name="Subtitle">
      <style:paragraph-properties loext:contextual-spacing="false" fo:margin-top="0cm" fo:margin-bottom="0.353cm" fo:line-height="100%" fo:text-align="center" style:justify-single-word="false" fo:padding="0cm" fo:border="none"/>
      <style:text-properties style:font-name="Trebuchet MS" fo:font-size="13pt" fo:font-style="italic" style:font-name-asian="Trebuchet MS1" style:font-size-asian="13pt" style:font-style-asian="italic" style:font-name-complex="Trebuchet MS1" style:font-size-complex="13pt"/>
    </style:style>
    <style:style style:name="P7" style:family="paragraph" style:parent-style-name="Standard" style:master-page-name="Standard">
      <style:paragraph-properties loext:contextual-spacing="false" fo:margin-top="0.706cm" fo:margin-bottom="0cm" fo:line-height="100%" fo:text-align="center" style:justify-single-word="false" style:page-number="1"/>
    </style:style>
    <style:style style:name="P8" style:family="paragraph" style:parent-style-name="Standard" style:list-style-name="L1">
      <style:paragraph-properties loext:contextual-spacing="false" fo:margin-top="0cm" fo:margin-bottom="0cm" fo:padding="0cm" fo:border="non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text-align="center" style:justify-single-word="false" fo:padding="0cm" fo:border="none"/>
    </style:style>
    <style:style style:name="P10" style:family="paragraph" style:parent-style-name="Standard" style:list-style-name="L1">
      <style:paragraph-properties loext:contextual-spacing="false" fo:margin-top="0cm" fo:margin-bottom="0cm" fo:padding="0cm" fo:border="none"/>
    </style:style>
    <style:style style:name="P11" style:family="paragraph" style:parent-style-name="Standard" style:list-style-name="L2">
      <style:paragraph-properties loext:contextual-spacing="false" fo:margin-top="0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<text:bookmark text:name="_caetg93qw62b"/>Project “Tug of wour” GDD</text:p>
      <text:p text:style-name="P6">Tug of war, <text:s/>Moba meets rts.</text:p>
      <text:p text:style-name="P2"/>
      <text:p text:style-name="P9"><draw:frame draw:style-name="fr2" draw:name="graphics4" text:anchor-type="as-char" svg:width="7.911cm" svg:height="4.42cm" draw:z-index="1"><draw:image xlink:href="http://castle-fight.net.ru/wp-content/uploads/2010/10/Castle-Fight-Overview.jpg" xlink:type="simple" xlink:show="embed" xlink:actuate="onLoad"/></draw:frame> <draw:frame draw:style-name="fr1" draw:name="graphics3" text:anchor-type="as-char" svg:y="-4.27cm" svg:width="6.214cm" svg:height="3.494cm" draw:z-index="0"><draw:image xlink:href="https://gaming-tools.com/wp-content/uploads/2015/08/warcraft-3-castle-fight-screenshot.jpg" xlink:type="simple" xlink:show="embed" xlink:actuate="onLoad"/></draw:frame> <text:s text:c="2"/></text:p>
      <text:p text:style-name="P3"/>
      <text:p text:style-name="P1"><text:span text:style-name="T1">Genre:</text:span> Tug of war <text:line-break/><text:span text:style-name="T1">Target Audience:</text:span> Teen +</text:p>
      <text:p text:style-name="P2"><text:span text:style-name="T1">Controls:</text:span> Mouse &amp; keyboard, controller</text:p>
      <text:p text:style-name="P2"><text:span text:style-name="T1">Thematic Setting:</text:span> Medieval fantasy – Swords, Magic.</text:p>
      <text:p text:style-name="P2"><text:span text:style-name="T1">Tech Stack:</text:span> Unity, Audacity, Asprite</text:p>
      <text:p text:style-name="P2"><text:span text:style-name="T1">Platform(s):</text:span> Windows PC</text:p>
      <text:p text:style-name="P2"><text:span text:style-name="T1">Game Moment:</text:span> Using strategy to over throw the opponent. Pushing through to the enemy base and units fighting.</text:p>
      <text:p text:style-name="P3"/>
      <text:p text:style-name="P3"/>
      <text:p text:style-name="P2"><text:span text:style-name="T1">Game Summary:</text:span> <text:span text:style-name="T2">Two players battle to dominate their opponent by building structures that create units which march towards the opponent. Have a fight to try and push forward to the enemies base and destroy it.</text:span></text:p>
      <text:p text:style-name="P2"/>
      <text:p text:style-name="P3">Core Player Experience: <text:span text:style-name="T2">Strategical</text:span></text:p>
      <text:p text:style-name="P2"><text:span text:style-name="T1">Central Theme:</text:span> </text:p>
      <text:p text:style-name="P2"><text:span text:style-name="T1">Design Pillar:</text:span> Putting the player in a position where their tactics matter.</text:p>
      <text:p text:style-name="P2"><text:span text:style-name="T1">Anticipated Remarkability:</text:span> Tug of war</text:p>
      <text:p text:style-name="P2"/>
      <text:p text:style-name="P2"><text:span text:style-name="T1">Anticipated Steam Early Access Launch date:</text:span> Prototype November 2018. Full release April 2019</text:p>
      <text:p text:style-name="P3"/>
      <text:p text:style-name="P3"/>
      <text:p text:style-name="P3">Feature Development Priorities: (Game1)</text:p>
      <text:list xml:id="list8323235951568364623" text:style-name="L1">
        <text:list-item>
          <text:p text:style-name="P8">Unit to unit combat </text:p>
        </text:list-item>
        <text:list-item>
          <text:p text:style-name="P8">Base building </text:p>
        </text:list-item>
        <text:list-item>
          <text:p text:style-name="P8">Further unit creation</text:p>
        </text:list-item>
        <text:list-item>
          <text:p text:style-name="P10"><text:span text:style-name="T2">Itemizatio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8-09-19T16:14:16.47</dc:date>
    <dc:creator>Izack Glossop</dc:creator>
    <meta:editing-duration>PT4H9M25S</meta:editing-duration>
    <meta:editing-cycles>46</meta:editing-cycles>
    <meta:document-statistic meta:table-count="0" meta:image-count="2" meta:object-count="0" meta:page-count="1" meta:paragraph-count="20" meta:word-count="146" meta:character-count="929"/>
  </office:meta>
</office:document-meta>
</file>